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9025" officeooo:paragraph-rsid="00239025"/>
    </style:style>
    <style:style style:name="T1" style:family="text">
      <style:text-properties officeooo:rsid="00213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21T16:49:58.293000000</dc:date>
    <meta:editing-duration>PT13H58M18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